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7pt" fo:font-style="normal" style:text-underline-style="solid" style:text-underline-width="auto" style:text-underline-color="font-color" fo:font-weight="bold" style:font-size-asian="7pt" style:font-style-asian="normal" style:font-weight-asian="bold" style:font-size-complex="7pt" style:font-style-complex="normal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7pt" fo:font-style="normal" style:text-underline-style="solid" style:text-underline-width="auto" style:text-underline-color="font-color" fo:font-weight="bold" style:font-size-asian="7pt" style:font-style-asian="normal" style:font-weight-asian="bold" style:font-size-complex="7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7pt" style:font-size-asian="7pt" style:font-size-complex="7pt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7pt" style:font-size-asian="7pt" style:font-size-complex="7pt"/>
    </style:style>
    <style:style style:name="P11" style:family="paragraph" style:parent-style-name="Standard" style:list-style-name="L5">
      <style:paragraph-properties fo:text-align="start" style:justify-single-word="false"/>
      <style:text-properties fo:font-size="7pt" fo:font-style="italic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P12" style:family="paragraph" style:parent-style-name="Standard" style:list-style-name="L4">
      <style:paragraph-properties fo:margin-left="2.501cm" fo:margin-right="0cm" fo:text-align="start" style:justify-single-word="false" fo:text-indent="-0.635cm" style:auto-text-indent="false"/>
      <style:text-properties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P13" style:family="paragraph" style:parent-style-name="Standard" style:list-style-name="L4">
      <style:paragraph-properties fo:margin-left="2.501cm" fo:margin-right="0cm" fo:text-align="start" style:justify-single-word="false" fo:text-indent="-0.635cm" style:auto-text-indent="false"/>
      <style:text-properties fo:font-size="7pt" fo:font-weight="normal" style:font-size-asian="7pt" style:font-weight-asian="normal" style:font-size-complex="7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7pt" fo:font-style="normal" style:text-underline-style="solid" style:text-underline-width="auto" style:text-underline-color="font-color" fo:font-weight="bold" style:font-size-asian="7pt" style:font-style-asian="normal" style:font-weight-asian="bold" style:font-size-complex="7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32cm" fo:text-indent="-0.635cm" fo:margin-left="1.332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67cm" fo:text-indent="-0.635cm" fo:margin-left="1.96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02cm" fo:text-indent="-0.635cm" fo:margin-left="2.602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37cm" fo:text-indent="-0.635cm" fo:margin-left="3.23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72cm" fo:text-indent="-0.635cm" fo:margin-left="3.87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07cm" fo:text-indent="-0.635cm" fo:margin-left="4.50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42cm" fo:text-indent="-0.635cm" fo:margin-left="5.14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77cm" fo:text-indent="-0.635cm" fo:margin-left="5.77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12cm" fo:text-indent="-0.635cm" fo:margin-left="6.41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47cm" fo:text-indent="-0.635cm" fo:margin-left="7.047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Quotas:</text:span> No Linux existe a possibilidade de habilitarmos quotas para gerenciarmos melhor o uso do espaço disponível em disco. Nele é possível definirmos a quantidade de espaço em disco para cada usuário ou grupo de usuário. Contudo vale observar que é preciso habilitar o gerenciamento de quotas antes de utilizarmos este recurso. Veja os passos básicos:</text:p>
      <text:list xml:id="list1316508485" text:style-name="L1">
        <text:list-item>
          <text:p text:style-name="P6">É preciso que o suporte a quotas esteja compilado no kernel.</text:p>
        </text:list-item>
        <text:list-item>
          <text:p text:style-name="P6"><text:span text:style-name="T7">Edite /etc/fstab e adicione o gerenciamento de quota para usuário (usrquota) e para grupo (grpquota)</text:span>.</text:p>
        </text:list-item>
        <text:list-item>
          <text:p text:style-name="P6">Crie o arquivo quota.user e quota.group em /home e configure as permissões de leitura e escrita para superusuário. </text:p>
        </text:list-item>
        <text:list-item>
          <text:p text:style-name="P6">Execute <text:span text:style-name="T3">quotacheck -avug</text:span> para iniciar o banco de dados recém-criado.</text:p>
        </text:list-item>
        <text:list-item>
          <text:p text:style-name="P6">Verifique se o banco de dados foi iniciado. (<text:span text:style-name="T3">ls -lga /home</text:span>).</text:p>
        </text:list-item>
        <text:list-item>
          <text:p text:style-name="P6">Habilite o serviço de quota. #quota -a</text:p>
        </text:list-item>
        <text:list-item>
          <text:p text:style-name="P6">Tenha certeza de que o serviço de quotas está habilitado no boot. Se não existir o arquivo /etc/rc.d/quotas, crie um script e abra as permissões para 755. Por fim crie um link simbólico para o arquivo de quotas para runlevel 3 e runlevel 5.</text:p>
        </text:list-item>
        <text:list-item>
          <text:p text:style-name="P6"><text:span text:style-name="T7">Faça checagem do sistema de quotas uma vez por semana colocando o comando </text:span><text:span text:style-name="T3">quotacheck </text:span><text:span text:style-name="T7">no cron do root. </text:span></text:p>
          <text:p text:style-name="P7"># crontab -e</text:p>
        </text:list-item>
      </text:list>
      <text:p text:style-name="P1">Existem quatro tipos de limites de quotas a saber:</text:p>
      <text:list xml:id="list1361790113" text:style-name="L2">
        <text:list-item>
          <text:p text:style-name="P9"><text:span text:style-name="T9">Limite Físico por Usuário (</text:span><text:span text:style-name="T4">user hard limit</text:span><text:span text:style-name="T9">).</text:span></text:p>
        </text:list-item>
        <text:list-item>
          <text:p text:style-name="P9"><text:span text:style-name="T9">Limite Leves por Usuário (</text:span><text:span text:style-name="T4">user soft limit</text:span><text:span text:style-name="T9">).</text:span></text:p>
        </text:list-item>
        <text:list-item>
          <text:p text:style-name="P9"><text:span text:style-name="T9">Limite Físico por Grupo (</text:span><text:span text:style-name="T4">group hard limit</text:span><text:span text:style-name="T9">).</text:span></text:p>
        </text:list-item>
        <text:list-item>
          <text:p text:style-name="P9"><text:span text:style-name="T9">Limite Leve por Grupo (</text:span><text:span text:style-name="T4">group soft limit</text:span><text:span text:style-name="T9">).</text:span></text:p>
        </text:list-item>
      </text:list>
      <text:p text:style-name="P5">Por fim vale observar que pode-se configurar o gerenciado de quotas para um Período de Graça (<text:span text:style-name="T3">Grace period</text:span>). </text:p>
      <text:p text:style-name="P4">Gerenciando de processos</text:p>
      <text:list xml:id="list726229022" text:style-name="L3">
        <text:list-item>
          <text:p text:style-name="P8">O conceito de multitarefa significa que o Linux é capaz de executar diversos programas e serviços ao mesmo tempo de forma preemptiva. Se tivermos apenas um processador central no computador com Linux, o sistema fará o escalonamento (rodízio) dos processos de forma tão eficiente que o usuário terá a impressão de que ele pode executar mais de um programa ao mesmo tempo.</text:p>
        </text:list-item>
        <text:list-item>
          <text:p text:style-name="P8">Quando um computador com Linux é ligado, o sistema imediatamente procura no setor de boot do disco rígido o gerenciador de boot.</text:p>
        </text:list-item>
        <text:list-item>
          <text:p text:style-name="P10"><text:span text:style-name="T8">Após a carga do kernel, este inicia um processo especial chamado </text:span><text:span text:style-name="T4">init</text:span><text:span text:style-name="T8">. Este processo é o pai de todos os processos e responsável pelo restante da carga do boot do Linux.</text:span></text:p>
        </text:list-item>
        <text:list-item>
          <text:p text:style-name="P10"><text:span text:style-name="T8">Depois da carga do boot, o </text:span><text:span text:style-name="T4">init </text:span><text:span text:style-name="T8">chama outro programa especial chamado getty, que é responsável pela autenticação dos usuários e por iniciar o processo de shell.</text:span></text:p>
        </text:list-item>
        <text:list-item>
          <text:p text:style-name="P8">Cada programa é pelo menos um processo e cada processo possui alguns atributos como:</text:p>
        </text:list-item>
      </text:list>
      <text:list xml:id="list1757997650" text:style-name="L4">
        <text:list-item>
          <text:p text:style-name="P12"><text:span text:style-name="T2">Process ID (PID)</text:span>: Cada processo possui um número de identificação único. </text:p>
        </text:list-item>
        <text:list-item>
          <text:p text:style-name="P12"><text:span text:style-name="T2">User ID e Group ID </text:span>(ID do usuário e ID do grupo): Os processos precisam ser executados com os privilégios de uma conta de usuário e grupo associado a eles.</text:p>
        </text:list-item>
        <text:list-item>
          <text:p text:style-name="P12"><text:span text:style-name="T2">Processo pai</text:span>: No Linux nenhum processo é executado de forma independente dos outros. Todos os processos no sistema, com exceção do init, possuem um processo pai, que é responsável pela sua execução.</text:p>
        </text:list-item>
        <text:list-item>
          <text:p text:style-name="P12"><text:span text:style-name="T2">Parent ID </text:span>(ID do processo pai): Este atributo grava o PID do processo pai. Caso o processo pai termine sua execução antes do processo filho, o processo filho é “apadrinhado” pelo init, ganhando o Parent ID igual a 1.</text:p>
        </text:list-item>
        <text:list-item>
          <text:p text:style-name="P12">Variáveis de ambiente: Cada processo herda do processo pai algumas variáveis de ambiente que simplesmente guardam alguns valores que podem ou não ser importantes para o processo em execução.</text:p>
        </text:list-item>
        <text:list-item>
          <text:p text:style-name="P12">Diretório de trabalho: Os processos também são associados a um diretório de trabalho, onde podem fazer leitura e escrita de disco.</text:p>
        </text:list-item>
        <text:list-item>
          <text:p text:style-name="P13">Temporizadores: O Kernel mantém registros da hora em que os processos são criados bem como o tempo de CPU que eles consomem durante a sua execução.</text:p>
        </text:list-item>
      </text:list>
      <text:p text:style-name="P1"><text:span text:style-name="T1">Sinais:</text:span> Cada processo no Linux fica à escuta de sinais. Estes sinais são utilizados pelo Kernel, por outros processos ou pelo usuário para avisar a um determinado processo sobre algum evento em particular.</text:p>
      <text:p text:style-name="P1">Quando um sinal é enviado para um processo, ele toma uma determinada ação dependendo do valor que este sinal carrega.</text:p>
      <text:p text:style-name="P1"><text:span text:style-name="T1">Controle de Processos:</text:span> Para que um processo execute em segundo plano, é preciso que ele não espere por nenhuma ação do usuário. </text:p>
      <text:p text:style-name="P1">Basicamente para colocar qualquer processo em segundo plano de execução, basta adicionar o caractere “&amp;” no final da linha de comando que executará o processo:</text:p>
      <text:p text:style-name="P1">Prioridade de Execução: O escalonador de processos é um algoritmo especial que coloca em fila todos os processos em execução e decide qual processo irá ser executado e durante quanto tempo. A lista de prioridades pode ser vista com o comando ps -lax na coluna PRI.</text:p>
      <text:p text:style-name="P1"><text:span text:style-name="T1">Comando kill Vs. Killall:</text:span> O primeiro envia sinais para um ou mais processos identificados pelo PID. O segundo envia sinais para todos os processos na fila de execução que possuem um determinado nome.</text:p>
      <text:p text:style-name="P1">Processos Zoombie: É possível, dentro de uma hierarquia de processos, que um determinado processo filho termine por algum motivo inesperado, e o processo pai se torne um processo zoobie ou difundo (defunct). Os processos zoobie não podem ser terminados com o comando kill, por que ele já não existem mais.</text:p>
      <text:p text:style-name="P1">Isso acontece porque cada processo criado recebe um lugar na tabela de processos do Kernel. Quando ele termina, seu lugar na tabela do Kernel recebe o resultado da sua execução. O resultado da execução é retido na tabela até alguém consultá-lo quando, então, é removido da tabela.</text:p>
      <text:p text:style-name="P1">O estado do processo é chamado zumbi quando o mesmo termina e seu resultado ainda não foi retirado da tabela do Kernel.</text:p>
      <text:p text:style-name="P2">Sistema de Boot, Shutdown e Runlevels</text:p>
      <text:p text:style-name="P3">Durante o <text:span text:style-name="T3">boot</text:span>, o BIOS realiza uma série de testes, cuja função é determinar com exatidão os componentes de hardware instalados no sistema. Este teste é chamado de <text:span text:style-name="T2">POST </text:span><text:span text:style-name="T3">(power-on self test)</text:span>. Logo depois dos testes de <text:span text:style-name="T3">hardware</text:span>, o BIOS procura nos dispositivos de discos rígidos, disquetes e CD-ROM um endereço especial chamado de <text:span text:style-name="T2">setor de boot</text:span>.</text:p>
      <text:p text:style-name="P3">O Linux possui dois gerenciadores de <text:span text:style-name="T3">boot</text:span>, o LILO e o GRUB. Ambos os gerenciadores permitem que alguns parâmetros sejam passados para o <text:span text:style-name="T3">Kernel </text:span>durante a sua carga. Estes parâmetros podem passar algumas informações que ele pode não ser capaz de buscar por conta própria ou até mesmo mudar seu comportamento.</text:p>
      <text:p text:style-name="P3">Quando os parâmetros para o <text:span text:style-name="T3">Kernel</text:span> são passados pela linha de comando, eles seguem o seguinte padrão:</text:p>
      <text:list xml:id="list1762885898" text:style-name="L5">
        <text:list-item>
          <text:p text:style-name="P11">Nome_da_imagem_do_kernel parametro=valor</text:p>
        </text:list-item>
        <text:list-item>
          <text:p text:style-name="P11">Nome_da_imagem_do_kernel parametro</text:p>
        </text:list-item>
      </text:list>
      <text:p text:style-name="P3">O gerenciador de <text:span text:style-name="T3">boot</text:span> permite que as informações sejam passadas para o <text:span text:style-name="T3">Kernel</text:span>, que irá lidar com os módulos do sistema, mas ele não lida diretamente com eles. O <text:span text:style-name="T3">Kernel</text:span> do Linux é modular, isto é, permite que módulos (também podem ser chamados <text:span text:style-name="T3">drivers</text:span>) possam ser compilados na imagem do <text:span text:style-name="T3">Kernel</text:span> ou carregados somente quando necessário.</text:p>
      <text:p text:style-name="P3">Para enviar parâmetros para os módulos do <text:span text:style-name="T3">Kernel</text:span>, é preciso editar o arquivo de configuração dos módulos, que dependendo da distribuição pode ser /etc/conf.modules ou /etc/modules.conf.</text:p>
      <text:p text:style-name="P3"><text:span text:style-name="T10">Processo de carga do </text:span><text:span text:style-name="T5">Kernel</text:span><text:span text:style-name="T10">:</text:span> Durante o processo de <text:span text:style-name="T3">boot </text:span>o Linux executa diversos processos em uma ordem programada chamada de “<text:span text:style-name="T6">nível de execução</text:span>”, ou <text:span text:style-name="T5">RunLevels</text:span>.</text:p>
      <text:p text:style-name="P3">No Linux exitem sete níveis de execução predefinidos, de 0 a 6. Os serviços que cada <text:span text:style-name="T3">runlevel</text:span> pode executar vai depender da distribuição do Linux e da configuração que o administrador do sistema efetuou. </text:p>
      <text:p text:style-name="P3">Por padrão, as distribuições utilizam o <text:span text:style-name="T6">nível 0</text:span> para uma sequencia de desligamento (<text:span text:style-name="T3">shutdown</text:span>) elegante e o <text:span text:style-name="T6">nível 6</text:span> para o <text:span text:style-name="T3">reboot</text:span>.</text:p>
      <text:p text:style-name="P3">O <text:span text:style-name="T6">nível 1</text:span> também conhecido como monousuário é utilizado para <text:span text:style-name="T6">manutenções do sistema</text:span>, por exemplo, recuperar uma partição de dados com problemas. O administrador do sistema pode a qualquer momento alterar o nível de execução através do comando <text:span text:style-name="T3">init </text:span>seguido do número do <text:span text:style-name="T3">runlevel</text:span> desejado. </text:p>
      <text:p text:style-name="P2">Administração do Sistema</text:p>
      <text:p text:style-name="P3">Em sistema operacional multiusuário, é comum que o administrador gaste grande parte do seu tempo configurando contas de usuário. As contas de usuário são gravas em um arquivo especial chamado /etc/passwd. Neste arquivo são gravados dados como login do usuário, senha, identificador, grupo a que ele pertence, nome do usuário, diretório home e shell.</text:p>
      <text:p text:style-name="P3"><text:span text:style-name="T1">Diretório /etc/skel (Esqueleto)</text:span>: O diretório /etc/skel é utilizado para fornecer a estrutura básica do diretório home do usuário. Pode-se definir alguns arquivos e diretórios que todos os novos usuários devem ter no momento de sua criação. </text:p>
      <text:p text:style-name="P3">Note que o conteúdo do <text:span text:style-name="T3">skel </text:span>somente vai ser copiado quando for utilizado a opção “-m” do comando <text:span text:style-name="T3">useradd</text:span>.</text:p>
      <text:p text:style-name="P3"><text:span text:style-name="T1">Arquivos de iniciação do Shell</text:span>: Durante o processo de logon de um usuário, quando o shell <text:span text:style-name="T3">bash </text:span>inicia, ele executa o script /etc/profile. Este script pode ser customizado e diferente em cada distribuição. Sua função fundamental é configurar algumas variáveis de ambiente e fazer a sintonia do sistema para os usuários.</text:p>
      <text:p text:style-name="P2">Arquivos de log</text:p>
      <text:p text:style-name="P3">O Linux possui um serviço especial chamado <text:span text:style-name="T3">syslog</text:span> que faz todo trabalho sujo de filtrar e gravar mensagens importantes não só no sistema local, mas de outros sistemas que suportam o <text:span text:style-name="T3">syslog</text:span>. Além de gravar em arquivos, as mensagens podem ser enviadas para a tela de console e telas de terminal.</text:p>
      <text:p text:style-name="P3">O arquivo de configuração /etc/syslog.conf controla o que o <text:span text:style-name="T3">syslog</text:span> vai gravar e onde. O “o que” vai ser gravado é chamado de facilidade. As facilidades são na verdade a origem da mensagem. O <text:span text:style-name="T3">syslog</text:span> trabalha com o padrão de sistema de filtros. Todas as mensagens com o nível especificado e superiores são registados de acordo com as opções usadas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fo:font-size="7pt" style:font-name-asian="OpenSymbol" style:font-size-asian="6.09999990463257pt" style:font-name-complex="OpenSymbol" style:font-size-complex="7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.466cm" fo:margin-right="1.229cm" style:shadow="none" style:writing-mode="lr-tb" style:footnote-max-height="0cm">
        <style:columns fo:column-count="3">
          <style:column style:rel-width="4725*" fo:start-indent="0cm" fo:end-indent="0cm"/>
          <style:column style:rel-width="4984*" fo:start-indent="0cm" fo:end-indent="0.049cm"/>
          <style:column style:rel-width="4861*" fo:start-indent="0.0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drigo </meta:initial-creator>
    <meta:creation-date>2010-10-09T22:25:36</meta:creation-date>
    <dc:date>2012-03-27T17:21:29</dc:date>
    <dc:creator>Oriso </dc:creator>
    <meta:editing-duration>PT41H09M51S</meta:editing-duration>
    <meta:editing-cycles>200</meta:editing-cycles>
    <meta:generator>OpenOffice.org/3.2$Linux OpenOffice.org_project/320m12$Build-9483</meta:generator>
    <meta:printed-by>Oriso </meta:printed-by>
    <meta:print-date>2011-05-21T11:48:42</meta:print-date>
    <meta:document-statistic meta:table-count="0" meta:image-count="0" meta:object-count="0" meta:page-count="1" meta:paragraph-count="58" meta:word-count="1545" meta:character-count="9188"/>
  </office:meta>
</office:document-meta>
</file>